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textarea form:name="coordonnees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objet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date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resume" form:control-implementation="ooo:com.sun.star.form.component.TextField" xml:id="control4" form:id="control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signature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image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checkbox form:name="vente" form:control-implementation="ooo:com.sun.star.form.component.CheckBox" xml:id="control7" form:id="control7" form:label="Vent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text form:name="titre" form:control-implementation="ooo:com.sun.star.form.component.TextField" xml:id="control8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checkbox form:name="troc" form:control-implementation="ooo:com.sun.star.form.component.CheckBox" xml:id="control9" form:id="control9" form:label="Troc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souhait" form:control-implementation="ooo:com.sun.star.form.component.CheckBox" xml:id="control10" form:id="control10" form:label="Souhai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proposition" form:control-implementation="ooo:com.sun.star.form.component.CheckBox" xml:id="control11" form:id="control11" form:label="Propositio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draw:control draw:style-name="gr1" draw:text-style-name="P2" draw:layer="layout" svg:width="9cm" svg:height="5.5cm" svg:x="1.5cm" svg:y="1.5cm" draw:control="control1"/>
        <draw:control draw:style-name="gr1" draw:text-style-name="P2" draw:layer="layout" svg:width="7.5cm" svg:height="1cm" svg:x="1.5cm" svg:y="8cm" draw:control="control2"/>
        <draw:control draw:style-name="gr1" draw:text-style-name="P2" draw:layer="layout" svg:width="7cm" svg:height="1cm" svg:x="12cm" svg:y="8cm" draw:control="control3"/>
        <draw:control draw:style-name="gr1" draw:text-style-name="P2" draw:layer="layout" svg:width="17.5cm" svg:height="2.5cm" svg:x="2cm" svg:y="17.5cm" draw:control="control4"/>
        <draw:control draw:style-name="gr1" draw:text-style-name="P2" draw:layer="layout" svg:width="7cm" svg:height="4cm" svg:x="12.5cm" svg:y="24cm" draw:control="control5"/>
        <draw:control draw:style-name="gr1" draw:text-style-name="P2" draw:layer="layout" svg:width="6cm" svg:height="5cm" svg:x="2cm" svg:y="11.5cm" draw:control="control6"/>
        <draw:control draw:style-name="gr2" draw:text-style-name="P2" draw:layer="layout" svg:width="2.5cm" svg:height="1cm" svg:x="9cm" svg:y="13cm" draw:control="control7"/>
        <draw:control draw:style-name="gr1" draw:text-style-name="P2" draw:layer="layout" svg:width="9cm" svg:height="1cm" svg:x="8.5cm" svg:y="11cm" draw:control="control8"/>
        <draw:control draw:style-name="gr2" draw:text-style-name="P2" draw:layer="layout" svg:width="3.5cm" svg:height="1cm" svg:x="13.5cm" svg:y="13cm" draw:control="control9"/>
        <draw:control draw:style-name="gr2" draw:text-style-name="P2" draw:layer="layout" svg:width="4cm" svg:height="1.5cm" svg:x="9cm" svg:y="14.5cm" draw:control="control10"/>
        <draw:control draw:style-name="gr2" draw:text-style-name="P2" draw:layer="layout" svg:width="4.5cm" svg:height="1.5cm" svg:x="13.5cm" svg:y="14.5cm" draw:control="control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smael cussac</meta:initial-creator>
    <meta:creation-date>2014-10-28T16:25:10.46</meta:creation-date>
    <dc:date>2014-10-28T23:39:17.21</dc:date>
    <dc:creator>Ismael cussac</dc:creator>
    <meta:editing-duration>PT5H58M35S</meta:editing-duration>
    <meta:editing-cycles>1</meta:editing-cycles>
    <meta:document-statistic meta:object-count="11"/>
    <meta:generator>OpenOffice.org/3.3$Win32 OpenOffice.org_project/330m20$Build-9567</meta:generator>
  </office:meta>
</office:document-meta>
</file>